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font-size="9pt" fo:language="fr" fo:country="FR" style:font-size-asian="9pt" style:font-size-complex="9pt"/>
    </style:style>
    <style:style style:name="P2" style:family="paragraph" style:parent-style-name="Footer">
      <style:paragraph-properties fo:text-align="justify" style:justify-single-word="false"/>
      <style:text-properties style:font-name="Arial" fo:font-size="16pt" fo:language="fr" fo:country="FR" fo:font-weight="bold" style:font-size-asian="16pt" style:font-weight-asian="bold" style:font-size-complex="16pt" style:font-weight-complex="bold"/>
    </style:style>
    <style:style style:name="P3" style:family="paragraph" style:parent-style-name="Footer">
      <style:paragraph-properties fo:text-align="end" style:justify-single-word="false"/>
    </style:style>
    <style:style style:name="P4" style:family="paragraph" style:parent-style-name="Footer">
      <style:paragraph-properties fo:text-align="end" style:justify-single-word="false"/>
      <style:text-properties fo:language="fr" fo:country="FR"/>
    </style:style>
    <style:style style:name="P5" style:family="paragraph" style:parent-style-name="Header">
      <style:paragraph-properties fo:text-align="center" style:justify-single-word="false"/>
      <style:text-properties style:font-name="Arial" fo:font-size="12pt" fo:language="fr" fo:country="FR" fo:font-weight="bold" style:font-size-asian="12pt" style:font-weight-asian="bold" style:font-size-complex="12pt" style:font-weight-complex="bold"/>
    </style:style>
    <style:style style:name="P6" style:family="paragraph" style:parent-style-name="Text_20_body">
      <style:text-properties fo:language="fr" fo:country="FR"/>
    </style:style>
    <style:style style:name="P7" style:family="paragraph" style:parent-style-name="Text_20_body">
      <style:text-properties officeooo:rsid="000a986f" officeooo:paragraph-rsid="000a986f"/>
    </style:style>
    <style:style style:name="P8" style:family="paragraph" style:parent-style-name="Text_20_body">
      <style:text-properties officeooo:paragraph-rsid="000c3465"/>
    </style:style>
    <style:style style:name="P9" style:family="paragraph" style:parent-style-name="Text_20_body">
      <style:text-properties officeooo:paragraph-rsid="00136919"/>
    </style:style>
    <style:style style:name="P10" style:family="paragraph" style:parent-style-name="Text_20_body">
      <style:text-properties officeooo:paragraph-rsid="001396bd"/>
    </style:style>
    <style:style style:name="P11" style:family="paragraph" style:parent-style-name="Text_20_body">
      <style:text-properties officeooo:rsid="0021470f" officeooo:paragraph-rsid="0021470f"/>
    </style:style>
    <style:style style:name="P12" style:family="paragraph" style:parent-style-name="Text_20_body">
      <style:text-properties officeooo:rsid="002347e2" officeooo:paragraph-rsid="002347e2"/>
    </style:style>
    <style:style style:name="P13" style:family="paragraph" style:parent-style-name="Heading">
      <style:paragraph-properties fo:text-align="center" style:justify-single-word="false"/>
      <style:text-properties style:font-name="Arial" fo:font-size="40pt" fo:language="fr" fo:country="FR" fo:font-weight="bold" style:font-size-asian="40pt" style:font-weight-asian="bold" style:font-size-complex="40pt" style:font-weight-complex="bold"/>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Illustration_20_Index_20_1">
      <style:paragraph-properties>
        <style:tab-stops>
          <style:tab-stop style:position="17cm" style:type="right" style:leader-style="dotted" style:leader-text="."/>
        </style:tab-stops>
      </style:paragraph-properties>
    </style:style>
    <style:style style:name="P17" style:family="paragraph" style:parent-style-name="Contents_20_3">
      <style:paragraph-properties>
        <style:tab-stops>
          <style:tab-stop style:position="16.002cm" style:type="right" style:leader-style="dotted" style:leader-text="."/>
        </style:tab-stops>
      </style:paragraph-properties>
    </style:style>
    <style:style style:name="P18" style:family="paragraph" style:parent-style-name="Contents_20_4">
      <style:paragraph-properties>
        <style:tab-stops>
          <style:tab-stop style:position="15.503cm" style:type="right" style:leader-style="dotted" style:leader-text="."/>
        </style:tab-stops>
      </style:paragraph-properties>
    </style:style>
    <style:style style:name="P19" style:family="paragraph" style:parent-style-name="User_20_Index_20_1">
      <style:paragraph-properties>
        <style:tab-stops>
          <style:tab-stop style:position="17cm" style:type="right" style:leader-style="dotted" style:leader-text="."/>
        </style:tab-stops>
      </style:paragraph-properties>
    </style:style>
    <style:style style:name="P20" style:family="paragraph" style:parent-style-name="Standard" style:master-page-name="Page_20_vide">
      <style:paragraph-properties style:page-number="auto" fo:break-before="page"/>
      <style:text-properties fo:language="fr" fo:country="FR"/>
    </style:style>
    <style:style style:name="P21" style:family="paragraph" style:parent-style-name="Heading" style:master-page-name="First_20_Page">
      <style:paragraph-properties fo:text-align="center" style:justify-single-word="false" style:page-number="auto"/>
      <style:text-properties style:font-name="Arial" fo:language="fr" fo:country="FR"/>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text-properties officeooo:rsid="00258409" officeooo:paragraph-rsid="00258409"/>
    </style:style>
    <style:style style:name="P27" style:family="paragraph" style:parent-style-name="Heading_20_2">
      <style:paragraph-properties fo:break-before="page"/>
    </style:style>
    <style:style style:name="P28" style:family="paragraph" style:parent-style-name="Heading_20_1">
      <style:paragraph-properties fo:break-before="page"/>
    </style:style>
    <style:style style:name="P29" style:family="paragraph" style:parent-style-name="Heading_20_1">
      <style:paragraph-properties fo:break-before="page"/>
      <style:text-properties officeooo:paragraph-rsid="001396bd"/>
    </style:style>
    <style:style style:name="P30" style:family="paragraph" style:parent-style-name="Heading_20_1">
      <style:paragraph-properties fo:break-before="page"/>
      <style:text-properties officeooo:rsid="000e9452" officeooo:paragraph-rsid="000e9452"/>
    </style:style>
    <style:style style:name="P31" style:family="paragraph" style:parent-style-name="Heading_20_1">
      <style:paragraph-properties fo:break-before="page"/>
      <style:text-properties fo:language="fr" fo:country="FR"/>
    </style:style>
    <style:style style:name="P32" style:family="paragraph" style:parent-style-name="Heading_20_3">
      <style:paragraph-properties fo:break-before="page"/>
      <style:text-properties officeooo:paragraph-rsid="00136919"/>
    </style:style>
    <style:style style:name="P33" style:family="paragraph" style:parent-style-name="Contents_20_Heading" style:master-page-name="Page_20_vide">
      <style:paragraph-properties style:page-number="auto"/>
    </style:style>
    <style:style style:name="P34" style:family="paragraph" style:parent-style-name="Heading_20_4">
      <style:paragraph-properties fo:break-before="page"/>
    </style:style>
    <style:style style:name="P35" style:family="paragraph" style:parent-style-name="Illustration_20_Index_20_Heading" style:master-page-name="Page_20_vide">
      <style:paragraph-properties style:page-number="auto"/>
    </style:style>
    <style:style style:name="P36" style:family="paragraph" style:parent-style-name="User_20_Index_20_Heading" style:master-page-name="Page_20_vide">
      <style:paragraph-properties style:page-number="auto"/>
    </style:style>
    <style:style style:name="P37" style:family="paragraph" style:parent-style-name="Titre_20_annexe" style:master-page-name="Landscape">
      <style:paragraph-properties style:page-number="1"/>
      <style:text-properties fo:language="fr" fo:country="FR" officeooo:paragraph-rsid="000f9693"/>
    </style:style>
    <style:style style:name="P38" style:family="paragraph" style:parent-style-name="Titre_20_annexe" style:master-page-name="Landscape">
      <style:paragraph-properties style:page-number="auto"/>
      <style:text-properties fo:language="fr" fo:country="FR" officeooo:paragraph-rsid="000f9693"/>
    </style:style>
    <style:style style:name="T1" style:family="text">
      <style:text-properties officeooo:rsid="000a986f"/>
    </style:style>
    <style:style style:name="T2" style:family="text">
      <style:text-properties officeooo:rsid="000c3465"/>
    </style:style>
    <style:style style:name="T3" style:family="text">
      <style:text-properties officeooo:rsid="000df3b1"/>
    </style:style>
    <style:style style:name="T4" style:family="text">
      <style:text-properties officeooo:rsid="000e9452"/>
    </style:style>
    <style:style style:name="T5" style:family="text">
      <style:text-properties officeooo:rsid="000f9693"/>
    </style:style>
    <style:style style:name="T6" style:family="text">
      <style:text-properties officeooo:rsid="001f54f5"/>
    </style:style>
    <style:style style:name="T7" style:family="text">
      <style:text-properties officeooo:rsid="001f5dc9"/>
    </style:style>
    <style:style style:name="T8" style:family="text">
      <style:text-properties officeooo:rsid="0021470f"/>
    </style:style>
    <style:style style:name="T9" style:family="text">
      <style:text-properties officeooo:rsid="00227282"/>
    </style:style>
    <style:style style:name="T10" style:family="text">
      <style:text-properties officeooo:rsid="002347e2"/>
    </style:style>
    <style:style style:name="T11" style:family="text">
      <style:text-properties fo:font-style="italic" style:font-style-asian="italic" style:font-style-complex="italic"/>
    </style:style>
    <style:style style:name="T12" style:family="text">
      <style:text-properties officeooo:rsid="00253966"/>
    </style:style>
    <style:style style:name="T13" style:family="text">
      <style:text-properties officeooo:rsid="00258409"/>
    </style:style>
    <style:style style:name="T14" style:family="text">
      <style:text-properties officeooo:rsid="0025bb17"/>
    </style:style>
    <style:style style:name="fr1" style:family="graphic" style:parent-style-name="Frame">
      <style:graphic-properties fo:margin-left="0cm" fo:margin-right="0cm" fo:margin-top="0cm" fo:margin-bottom="0cm" style:wrap="none" style:vertical-pos="from-top" style:vertical-rel="pag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ge" style:horizontal-pos="center" style:horizontal-rel="page" fo:padding="0cm" fo:border="none"/>
    </style:style>
    <style:style style:name="fr3" style:family="graphic" style:parent-style-name="Frame">
      <style:graphic-properties fo:margin-left="0cm" fo:margin-right="0cm" fo:margin-top="0cm" fo:margin-bottom="0cm" style:wrap="none" style:vertical-pos="from-top" style:vertical-rel="page"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2" text:anchor-type="page" text:anchor-page-number="9" svg:y="5.08cm" svg:width="15.801cm" draw:z-index="1">
        <draw:text-box fo:min-height="14.748cm">
          <text:p text:style-name="Illustration">Illustration <text:sequence text:ref-name="refIllustration0" text:name="Illustration" text:formula="ooow:Illustration+1" style:num-format="1">2</text:sequence>: <text:span text:style-name="T7">Croquis</text:span> nouvelle partie</text:p>
        </draw:text-box>
      </draw:frame>
      <draw:frame draw:style-name="fr2" draw:name="Cadre3" text:anchor-type="page" text:anchor-page-number="10" svg:y="4.842cm" svg:width="16.122cm" draw:z-index="2">
        <draw:text-box fo:min-height="14.949cm">
          <text:p text:style-name="Illustration">Illustration <text:sequence text:ref-name="refIllustration1" text:name="Illustration" text:formula="ooow:Illustration+1" style:num-format="1">3</text:sequence>: <text:span text:style-name="T7">Croquis</text:span> charger partie</text:p>
        </draw:text-box>
      </draw:frame>
      <draw:frame draw:style-name="fr1" draw:name="Cadre4" text:anchor-type="page" text:anchor-page-number="11" svg:y="5.863cm" svg:width="18.974cm" draw:z-index="3">
        <draw:text-box fo:min-height="15.058cm">
          <text:p text:style-name="Illustration">Illustration <text:sequence text:ref-name="refIllustration2" text:name="Illustration" text:formula="ooow:Illustration+1" style:num-format="1">4</text:sequence>: <text:span text:style-name="T7">Croquis </text:span>crédits</text:p>
        </draw:text-box>
      </draw:frame>
      <draw:frame draw:style-name="fr1" draw:name="Cadre5" text:anchor-type="page" text:anchor-page-number="12" svg:y="7.435cm" svg:width="20.126cm" draw:z-index="4">
        <draw:text-box fo:min-height="11.28cm">
          <text:p text:style-name="Illustration">Illustration <text:sequence text:ref-name="refIllustration3" text:name="Illustration" text:formula="ooow:Illustration+1" style:num-format="1">5</text:sequence>: <text:span text:style-name="T7">Croquis</text:span> création de personnage</text:p>
        </draw:text-box>
      </draw:frame>
      <draw:frame draw:style-name="fr1" draw:name="Cadre6" text:anchor-type="page" text:anchor-page-number="13" svg:y="6.985cm" svg:width="20.018cm" draw:z-index="5">
        <draw:text-box fo:min-height="11.296cm">
          <text:p text:style-name="Illustration">Illustration <text:sequence text:ref-name="refIllustration4" text:name="Illustration" text:formula="ooow:Illustration+1" style:num-format="1">6</text:sequence>: <text:span text:style-name="T8">Croquis</text:span> vue en jeu</text:p>
        </draw:text-box>
      </draw:frame>
      <draw:frame draw:style-name="fr1" draw:name="Cadre7" text:anchor-type="page" text:anchor-page-number="14" svg:y="6.959cm" svg:width="20.338cm" draw:z-index="6">
        <draw:text-box fo:min-height="11.407cm">
          <text:p text:style-name="Illustration">Illustration <text:sequence text:ref-name="refIllustration5" text:name="Illustration" text:formula="ooow:Illustration+1" style:num-format="1">7</text:sequence>: C<text:span text:style-name="T8">roquis</text:span> menu en jeu</text:p>
        </draw:text-box>
      </draw:frame>
      <draw:frame draw:style-name="fr1" draw:name="Cadre8" text:anchor-type="page" text:anchor-page-number="15" svg:y="5.715cm" svg:width="19.992cm" draw:z-index="7">
        <draw:text-box fo:min-height="11.208cm">
          <text:p text:style-name="Illustration">Illustration <text:sequence text:ref-name="refIllustration6" text:name="Illustration" text:formula="ooow:Illustration+1" style:num-format="1">8</text:sequence>: <text:span text:style-name="T8">Croquis</text:span> fiche personnage</text:p>
        </draw:text-box>
      </draw:frame>
      <draw:frame draw:style-name="fr1" draw:name="Cadre9" text:anchor-type="page" text:anchor-page-number="16" svg:y="5.768cm" svg:width="19.752cm" draw:z-index="8">
        <draw:text-box fo:min-height="11.06cm">
          <text:p text:style-name="Illustration">Illustration <text:sequence text:ref-name="refIllustration7" text:name="Illustration" text:formula="ooow:Illustration+1" style:num-format="1">9</text:sequence>: <text:span text:style-name="T8">Croquis</text:span> inventaire</text:p>
        </draw:text-box>
      </draw:frame>
      <draw:frame draw:style-name="fr3" draw:name="Cadre10" text:anchor-type="page" text:anchor-page-number="17" svg:x="0.61cm" svg:y="7.303cm" svg:width="19.886cm" draw:z-index="9">
        <draw:text-box fo:min-height="11.243cm">
          <text:p text:style-name="Illustration">Illustration <text:sequence text:ref-name="refIllustration8" text:name="Illustration" text:formula="ooow:Illustration+1" style:num-format="1">10</text:sequence>: <text:span text:style-name="T8">Croquis</text:span> option</text:p>
        </draw:text-box>
      </draw:frame>
      <draw:frame draw:style-name="fr1" draw:name="Cadre11" text:anchor-type="page" text:anchor-page-number="25" svg:y="2.965cm" svg:width="25.257cm" draw:z-index="10">
        <draw:text-box fo:min-height="15.812cm">
          <text:p text:style-name="Illustration">Illustration <text:sequence text:ref-name="refIllustration9" text:name="Illustration" text:formula="ooow:Illustration+1" style:num-format="1">11</text:sequence>: Diagramme UML</text:p>
        </draw:text-box>
      </draw:frame>
      <draw:frame draw:style-name="fr1" draw:name="Cadre12" text:anchor-type="page" text:anchor-page-number="27" svg:y="5.498cm" svg:width="25.7cm" draw:z-index="11">
        <draw:text-box fo:min-height="10.92cm">
          <text:p text:style-name="Illustration">Illustration <text:sequence text:ref-name="refIllustration10" text:name="Illustration" text:formula="ooow:Illustration+1" style:num-format="1">13</text:sequence>: Diagramme de Gantt</text:p>
        </draw:text-box>
      </draw:frame>
      <draw:frame draw:style-name="fr2" draw:name="Cadre13" text:anchor-type="page" text:anchor-page-number="26" svg:y="3.757cm" svg:width="25.7cm" draw:z-index="12">
        <draw:text-box fo:min-height="12.716cm">
          <text:p text:style-name="Illustration">Illustration <text:sequence text:ref-name="refIllustration11" text:name="Illustration" text:formula="ooow:Illustration+1" style:num-format="1">12</text:sequence>: MCD</text:p>
        </draw:text-box>
      </draw:frame>
      <text:p text:style-name="P21">Projet tuteuré</text:p>
      <text:p text:style-name="P13">Le <text:span text:style-name="T4">G</text:span>acy Rouge</text:p>
      <text:p text:style-name="Subtitle">Cahier des charges</text:p>
      <text:p text:style-name="P20"/>
      <text:table-of-content text:style-name="Sect1" text:name="Table des matières1">
        <text:table-of-content-source text:outline-level="4">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33">Sommaire</text:p>
          </text:index-title>
          <text:p text:style-name="P15">1 Introduction<text:tab/>4</text:p>
          <text:p text:style-name="P15">2 Descriptif du projet<text:tab/>5</text:p>
          <text:p text:style-name="P14">2.1 Genèse du groupe<text:tab/>5</text:p>
          <text:p text:style-name="P14">2.2 Description du projet<text:tab/>5</text:p>
          <text:p text:style-name="P14">2.3 Définition des règles<text:tab/>6</text:p>
          <text:p text:style-name="P15">3 Structure du projet<text:tab/>7</text:p>
          <text:p text:style-name="P14">3.1 Choix techniques<text:tab/>7</text:p>
          <text:p text:style-name="P14">3.2 MVC (Modèle Vue Contrôleur)<text:tab/>7</text:p>
          <text:p text:style-name="P17">3.2.1 Modèle<text:tab/>7</text:p>
          <text:p text:style-name="P17">3.2.2 Vue<text:tab/>7</text:p>
          <text:p text:style-name="P18">3.2.2.1 Menu principal<text:tab/>8</text:p>
          <text:p text:style-name="P18">3.2.2.2 Nouvelle Partie<text:tab/>9</text:p>
          <text:p text:style-name="P18">3.2.2.3 Charger Partie<text:tab/>10</text:p>
          <text:p text:style-name="P18">3.2.2.4 Crédits<text:tab/>11</text:p>
          <text:p text:style-name="P18">3.2.2.5 Création de Personnage<text:tab/>12</text:p>
          <text:p text:style-name="P18">3.2.2.6 Vue en Jeu<text:tab/>13</text:p>
          <text:p text:style-name="P18">3.2.2.7 Menu en Jeu<text:tab/>14</text:p>
          <text:p text:style-name="P18">3.2.2.8 Fiche Personnage<text:tab/>15</text:p>
          <text:p text:style-name="P18">3.2.2.9 Inventaire<text:tab/>16</text:p>
          <text:p text:style-name="P18">3.2.2.10 Option<text:tab/>17</text:p>
          <text:p text:style-name="P17">3.2.3 Contrôleur<text:tab/>18</text:p>
          <text:p text:style-name="P14">3.3 MCD (Modèle Conceptuel de Données)<text:tab/>18</text:p>
          <text:p text:style-name="P15">4 Répartition des tâches<text:tab/>19</text:p>
          <text:p text:style-name="P15">5 Améliorations futur<text:tab/>20</text:p>
          <text:p text:style-name="P15">6 Conclusion<text:tab/>21</text:p>
        </text:index-body>
      </text:table-of-content>
      <text:h text:style-name="Heading_20_1" text:outline-level="1" text:is-list-header="true"/>
      <text:h text:style-name="P28" text:outline-level="1">Introduction</text:h>
      <text:p text:style-name="Text_20_body">Notre objectif de groupe est de développer un jeu de type RPG(Role Play Game)/Rogue-like. C'est à dire avoir un héro qui pourrai<text:span text:style-name="T1">t</text:span> évoluer et gagner des objets en combattant des monstre<text:span text:style-name="T1">s</text:span> dans un donjon.</text:p>
      <text:p text:style-name="Text_20_body">L'idée du projet nous est venu<text:span text:style-name="T10">e</text:span> lors d'une discussion ou nous avons évoquer l'idée de faire un RPG s'inspirant du jeu « Rogue Legacy ».</text:p>
      <text:p text:style-name="P7">En effet, <text:span text:style-name="T6">c</text:span>e projet regroupe plusieurs difficultés comme la <text:span text:style-name="T13">gestion</text:span> <text:span text:style-name="T13">d'</text:span>une base de donnée<text:span text:style-name="T10">s via Java</text:span>, la gestion des animations, des interactions entre divers objets, etc …</text:p>
      <text:p text:style-name="P7">Le manque <text:span text:style-name="T6">d’</text:span>expérience dans ce domaine <text:span text:style-name="T13">est</text:span> <text:span text:style-name="T13">à</text:span> elle seul<text:span text:style-name="T6">e</text:span> <text:span text:style-name="T13">une</text:span> motivation pour réaliser ce projet.</text:p>
      <text:h text:style-name="P28" text:outline-level="1">Descriptif du projet</text:h>
      <text:h text:style-name="Heading_20_2" text:outline-level="2">Genèse du groupe</text:h>
      <text:p text:style-name="Text_20_body">Notre groupe est composé d<text:span text:style-name="T10">e cinq </text:span>étudiants de deuxième année en DUT informatique à <text:span text:style-name="T6">l’</text:span>IUT de Belfort-Montbéliard<text:span text:style-name="T6"> :</text:span></text:p>
      <text:list xml:id="list5945114797738450305" text:style-name="L1">
        <text:list-item>
          <text:p text:style-name="P22">Bastien CHANEZ</text:p>
        </text:list-item>
        <text:list-item>
          <text:p text:style-name="P22">Léo PETIT</text:p>
        </text:list-item>
        <text:list-item>
          <text:p text:style-name="P22">Melvin SCHLIER</text:p>
        </text:list-item>
        <text:list-item>
          <text:p text:style-name="P22">Raphaël RAGOOMUNDUN</text:p>
        </text:list-item>
        <text:list-item>
          <text:p text:style-name="P22">Florian VAISSIERE</text:p>
        </text:list-item>
      </text:list>
      <text:p text:style-name="P26">Après concertation nous avons décidé que notre sujet de projet tuteuré serais un jeux vidéo.</text:p>
      <text:h text:style-name="Heading_20_2" text:outline-level="2">Description du proje<text:span text:style-name="T13">t</text:span></text:h>
      <text:p text:style-name="Text_20_body">Le jeu sera un RPG en 2D ou le joueur incarnera un personnage pouvant attaquer, recevoir des dégâts, porter des armures, utiliser des objets et se déplacer dans différents niveaux du jeu. Le monde sera composé de deux zones :</text:p>
      <text:p text:style-name="Text_20_body">La zone de départ statique <text:span text:style-name="T10">qui </text:span>sera composée :</text:p>
      <text:list xml:id="list2867898613252384570" text:style-name="L2">
        <text:list-item>
          <text:p text:style-name="P23"><text:span text:style-name="T6">d’</text:span>un forgeron qui permettra <text:span text:style-name="T13">l'achat</text:span> d<text:span text:style-name="T13">'</text:span>armes et d<text:span text:style-name="T13">'</text:span>armures puis par la suite nous permettra de les améliorer.</text:p>
        </text:list-item>
        <text:list-item>
          <text:p text:style-name="P23"><text:span text:style-name="T6">d’</text:span>une enchanteresse qui permettra <text:span text:style-name="T13">l'achat</text:span> de potions et d<text:span text:style-name="T13">'</text:span>enchantements.</text:p>
        </text:list-item>
        <text:list-item>
          <text:p text:style-name="P23"><text:span text:style-name="T6">d’</text:span>une porte qui donnera sur le donjon.</text:p>
        </text:list-item>
      </text:list>
      <text:p text:style-name="Text_20_body">Le donjon est <text:span text:style-name="T6">l’</text:span>endroit où le joueur évoluera afin de gagner des ressources et de <text:span text:style-name="T6">l’</text:span>expérience en explorant ce dernier ou en combattant les créatures à l’intérieur.</text:p>
      <text:h text:style-name="P27" text:outline-level="2">Définition des règles</text:h>
      <text:p text:style-name="Text_20_body">Le joueur contrôle un personnage dans un environnement composé <text:span text:style-name="T6">d’</text:span>une zone fixe et <text:span text:style-name="T6">d’</text:span>un donjon.</text:p>
      <text:p text:style-name="Text_20_body">La zone fixe est sans danger, on y trouve diverses échoppes qui permettent <text:span text:style-name="T6">d’</text:span>acheter équipements, armes et potions, et ainsi que <text:span text:style-name="T6">l’</text:span>auberge qui correspond à la zone de départ. Si <text:span text:style-name="T6">l’</text:span>aventurier meurt, il revient à la zone de réapparition avec une perte <text:span text:style-name="T6">d’</text:span>une partie de son argent.</text:p>
      <text:p text:style-name="Text_20_body"><text:span text:style-name="T6">L’</text:span>aventurier vit dans cette auberge où il peut y stocker ou échanger des objets.</text:p>
      <text:p text:style-name="Text_20_body">Le donjon est composé de <text:span text:style-name="T10">plusieurs </text:span>niveaux générés aléatoirement où prolifèrent des monstres et des objets.</text:p>
      <text:p text:style-name="Text_20_body">Les monstres ont la capacité <text:span text:style-name="T6">d’</text:span>attaquer avec des armes et/ou d’exécuter des sorts en fonction de leur niveau et de <text:span text:style-name="T6">l’</text:span>avancé dans le jeu. Une fois mort ils peuvent laisser un objet et/ou de <text:span text:style-name="T6">l’</text:span>argent sur leur lieu de mort.</text:p>
      <text:p text:style-name="Text_20_body"><text:span text:style-name="T6">L’</text:span>aventurier tout comme les monstres <text:span text:style-name="T6">combattent</text:span> avec des armes et peut exécuter des sorts mais à la différence des monstres la capacité <text:span text:style-name="T6">d’</text:span>utiliser des sorts ne dépend pas de <text:span text:style-name="T6">l’</text:span>avancé du donjon<text:span text:style-name="T6">, mais</text:span> de <text:span text:style-name="T6">l’</text:span>expérience gagné convertit en niveau. Le personnage à la suite de combats contre des monstres peut gagner des objets, de <text:span text:style-name="T10">l'</text:span>or et de <text:span text:style-name="T6">l’</text:span>expérience. Le gain d<text:span text:style-name="T10">'un</text:span> niveau permet <text:span text:style-name="T6">d’</text:span>attribuer des points en constitution, intelligence, résistance ou force afin <text:span text:style-name="T6">d’</text:span>augmenter ses caractéristiques (vie, mana, armure, dégâts).</text:p>
      <text:p text:style-name="Text_20_body">Les objets peuvent régénérer la vie grâce aux différentes potions de vie, également recharger sa <text:span text:style-name="T6">jauge de </text:span>mana grâce aux potions de mana, procurer de la résistance grâce aux armures ou des dégâts avec les armes pouvant être équipé par le personnage.</text:p>
      <text:h text:style-name="P28" text:outline-level="1">Structure du projet</text:h>
      <text:h text:style-name="Heading_20_2" text:outline-level="2">Choix techniques</text:h>
      <text:p text:style-name="P8">Pour ce projet nous utiliserons le langage Java <text:span text:style-name="T6">et</text:span> la bibliothèque Swing, <text:span text:style-name="T2">nous possédons en effet des bases solides sur cette dernière.</text:span></text:p>
      <text:p text:style-name="P8"><text:span text:style-name="T2">N</text:span>ous travaillerons sous IDEA <text:span text:style-name="T2">qui est un environnement de développement intégré que nous connaissons tous.</text:span></text:p>
      <text:p text:style-name="P8"><text:span text:style-name="T2">A</text:span>fin de structurer notre projet et nos objectifs nous travaill<text:span text:style-name="T6">er</text:span>ons avec Trello, <text:span text:style-name="T6">il s’agit d’un </text:span>outil en ligne permet<text:span text:style-name="T6">tant</text:span> de contrôler les tâches des collaborateurs. <text:span text:style-name="T7">Nous l’avons choisi du fait de sa gratuité et de sa facilité d’utilisation</text:span>.</text:p>
      <text:p text:style-name="P8">Github nous permettra de partager et gérer <text:span text:style-name="T7">les différentes versions</text:span> de notre projet, <text:span text:style-name="T7">le choix de cet outil est dû à sa très haute utilisation dans le domaine informatique.</text:span></text:p>
      <text:p text:style-name="P8"><text:span text:style-name="T2">E</text:span>nfin les graphismes seront réalisés <text:span text:style-name="T3">à</text:span> <text:span text:style-name="T7">l’</text:span>aide de Photoshop et de Cinéma4D, <text:span text:style-name="T7">il s’agit des <text:s/>outils graphiques dont nous avons la meilleure connaissance, leur choix nous est donc logique.</text:span></text:p>
      <text:h text:style-name="Heading_20_2" text:outline-level="2">MVC (Modèle Vue Contrôleur)</text:h>
      <text:h text:style-name="Heading_20_3" text:outline-level="3">Modèle</text:h>
      <text:p text:style-name="Text_20_body">Nous avons réalisé un <text:span text:style-name="T7">diagrame </text:span>UML<text:note text:id="ftn1" text:note-class="footnote"><text:note-citation>1</text:note-citation><text:note-body><text:p text:style-name="Footnote">Voir en annexe 1</text:p></text:note-body></text:note> (Unified Modeling Language) pour voir la hiérarchie entre nos différents <text:span text:style-name="T7">objets</text:span>.</text:p>
      <text:h text:style-name="Heading_20_3" text:outline-level="3">Vue</text:h>
      <text:p text:style-name="Text_20_body">Pour <text:span text:style-name="T7">l’</text:span>interaction entre les différentes vues, des dessins puis des <text:span text:style-name="T7">croquis</text:span> on étés réalisés pour servir de modèle visuel au projet.</text:p>
      <text:h text:style-name="Heading_20_4" text:outline-level="4"><text:soft-page-break/>Menu principal</text:h>
      <text:p text:style-name="Text_20_body"><draw:frame draw:style-name="fr4" draw:name="Cadre1" text:anchor-type="paragraph" svg:y="2.97cm" svg:width="15.722cm" draw:z-index="0"><draw:text-box fo:min-height="14.788cm"><text:p text:style-name="Illustration">Illustration <text:sequence text:ref-name="refIllustration12" text:name="Illustration" text:formula="ooow:Illustration+1" style:num-format="1">1</text:sequence>: <text:span text:style-name="T7">Croquis</text:span> menu principal</text:p></draw:text-box></draw:frame>Nous avons choisi un menu principal sobre et facile <text:span text:style-name="T7">d’</text:span>utilisation afin <text:span text:style-name="T7">d’</text:span>accéder aux options de base du jeu.</text:p>
      <text:h text:style-name="P34" text:outline-level="4">Nouvelle Partie</text:h>
      <text:p text:style-name="Text_20_body">Dans cette section l'utilisateur peut se créer une nouvelle partie en cliquant sur <text:span text:style-name="T7">l’</text:span>un des « Slots » disponible<text:span text:style-name="T10">s</text:span>. Si le « Slot » cliqué est déjà utilisé on propose à <text:span text:style-name="T7">l’</text:span>utilisateur <text:span text:style-name="T7">d’</text:span>effacer ou de choisir un autre lieu de sauvegarde.</text:p>
      <text:h text:style-name="P34" text:outline-level="4">Charger Partie</text:h>
      <text:p text:style-name="Text_20_body">Dans cette section <text:span text:style-name="T7">l’</text:span>utilisateur peut charger une partie en cliquant sur <text:span text:style-name="T7">l’</text:span>un des « Slots » disponible<text:span text:style-name="T10">s</text:span> <text:span text:style-name="T7">faisant référence à une partie sauvegardée.</text:span></text:p>
      <text:h text:style-name="P34" text:outline-level="4">Crédits</text:h>
      <text:p text:style-name="Text_20_body">Les crédits servent à présenter <text:span text:style-name="T7">l’</text:span>équipe et la raison de la conception de ce projet.</text:p>
      <text:h text:style-name="P34" text:outline-level="4">Création de Personnage</text:h>
      <text:p text:style-name="Text_20_body">Nous avons prévu une interface afin de permettre à <text:span text:style-name="T7">l’</text:span>utilisateur de <text:span text:style-name="T7">modifier l’aspect physique de son personnage : cheveux, couleur de peau, etc</text:span>. <text:span text:style-name="T7">Mais également ses différentes compétences : force, résistance, etc.</text:span></text:p>
      <text:h text:style-name="P34" text:outline-level="4">Vue en Jeu</text:h>
      <text:p text:style-name="P12">La vue en jeu est divisée en deux vues qui concernent la zone de départ ou l'utilisateur peut se déplacer librement sans rien craindre et une autre zone nommée « donjon »où dés que le joueur y rentrera, il pourra affronter des monstres de différents types.</text:p>
      <text:h text:style-name="P34" text:outline-level="4">Menu en Jeu</text:h>
      <text:p text:style-name="Text_20_body">Ce menu permet d’accéder aux options de jeux, à <text:span text:style-name="T8">l’</text:span>inventaire, à la fiche des caractéristiques du personnage et à revenir à <text:span text:style-name="T8">l’</text:span>écran principal du jeu.</text:p>
      <text:h text:style-name="P34" text:outline-level="4">Fiche Personnage</text:h>
      <text:p text:style-name="Text_20_body">La fiche personnage est une interface permettant de gérer les gains de point<text:span text:style-name="T10">s</text:span> de compétences suite au gain de niveau, ainsi <text:span text:style-name="T8">qu’</text:span>au sort disponible.</text:p>
      <text:h text:style-name="P34" text:outline-level="4">Inventaire</text:h>
      <text:p text:style-name="Text_20_body"><text:span text:style-name="T8">L’</text:span>inventaire permet au joueur <text:span text:style-name="T8">d’</text:span>utiliser <text:span text:style-name="T8">différents </text:span>objets et de gérer ses stocks.</text:p>
      <text:h text:style-name="P34" text:outline-level="4">Option</text:h>
      <text:p text:style-name="P9">Dans les options on peut modifier les touches de déplacement du jeu, gérer les volumes <text:span text:style-name="T8">des sons </text:span>du jeu ainsi que <text:span text:style-name="T8">l’</text:span>utilisation du mode fenêtre ou plein écran.</text:p>
      <text:h text:style-name="P32" text:outline-level="3">Contrôleur</text:h>
      <text:p text:style-name="Text_20_body">Nous avons besoin <text:span text:style-name="T8">d’</text:span>un contrôleur pour gérer <text:span text:style-name="T8">l’</text:span>interaction avec les boutons de chaque fenêtre. <text:span text:style-name="T8">Mais </text:span>aussi pour capter les touches enfoncées par <text:span text:style-name="T8">l’</text:span>utilisateur avec bien sûr un «<text:span text:style-name="T11"> timer </text:span>» pour interagir avec<text:span text:style-name="T8"> </text:span>les divers<text:span text:style-name="T8">es</text:span> actions en fonction du temps.</text:p>
      <text:h text:style-name="Heading_20_2" text:outline-level="2">MCD (Modèle Conceptuel de Données)</text:h>
      <text:p text:style-name="Text_20_body">Nous avons besoin <text:span text:style-name="T8">d’</text:span>une base de données pour <text:span text:style-name="T8">s’</text:span>occuper de charger et sauvegarder les parties du jeu ainsi que pour stocker les <text:span text:style-name="T8">différents</text:span> monstres et équipements.</text:p>
      <text:p text:style-name="P10">Nous avons donc réalisé un MCD<text:note text:id="ftn2" text:note-class="footnote"><text:note-citation>2</text:note-citation><text:note-body><text:p text:style-name="Footnote">Voir en annexe 2</text:p></text:note-body></text:note> pour répondre à ces attentes.</text:p>
      <text:h text:style-name="P29" text:outline-level="1">Répartition des tâches</text:h>
      <text:p text:style-name="P11">La hiérarchie du MVC nous permet de partager en trois notre projet et il nous reste donc<text:span text:style-name="T8"> </text:span>la partie graphisme <text:span text:style-name="T8">à</text:span> <text:span text:style-name="T8">traité</text:span> qui est aussi lourde que le projet.</text:p>
      <text:p text:style-name="Text_20_body">La répartition des tâches est effectué en fonction de nos préférences et de notre expérience, <text:span text:style-name="T12">c</text:span>e qui nous donne : </text:p>
      <text:list xml:id="list6233103768699672773" text:style-name="L3">
        <text:list-item>
          <text:p text:style-name="P24">Bastien : Contrôleur - Modèle</text:p>
        </text:list-item>
        <text:list-item>
          <text:p text:style-name="P24">Florian : Vue - Croquis</text:p>
        </text:list-item>
        <text:list-item>
          <text:p text:style-name="P24">Léo : BDD - Modèle</text:p>
        </text:list-item>
        <text:list-item>
          <text:p text:style-name="P24">Melvin : Texture - Vue</text:p>
        </text:list-item>
        <text:list-item>
          <text:p text:style-name="P24">Raphaël : Modèle - Contrôleur</text:p>
        </text:list-item>
      </text:list>
      <text:p text:style-name="Text_20_body">Nous avons réalisé un diagramme de Gantt<text:note text:id="ftn3" text:note-class="footnote"><text:note-citation>3</text:note-citation><text:note-body><text:p text:style-name="Footnote">Voir en annexe 3</text:p></text:note-body></text:note> pour évaluer la progression et les objectifs de chacun.</text:p>
      <text:h text:style-name="P30" text:outline-level="1">Améliorations <text:span text:style-name="T14">possibles</text:span></text:h>
      <text:p text:style-name="Text_20_body">Si le temps nous le permet, et en fonction de <text:span text:style-name="T8">l’</text:span>avancé du projet nous aimerions envisager divers améliorations comme :</text:p>
      <text:list xml:id="list5857235211105021652" text:style-name="L4">
        <text:list-item>
          <text:p text:style-name="P25">L’<text:span text:style-name="T8">enchantement des </text:span>armes et armures pourront afin d'améliorer leurs caractéristiques ;</text:p>
        </text:list-item>
        <text:list-item>
          <text:p text:style-name="P25">Plusieurs sortilèges pour diversifier le jeu ;</text:p>
        </text:list-item>
        <text:list-item>
          <text:p text:style-name="P25">De nouveaux services dans la zone fixe ;</text:p>
        </text:list-item>
        <text:list-item>
          <text:p text:style-name="P25">Une création graphique personnalisée du personnage ;</text:p>
        </text:list-item>
        <text:list-item>
          <text:p text:style-name="P25">Des ajouts <text:span text:style-name="T8">d’</text:span>objets (ressources, équipements) ;</text:p>
        </text:list-item>
        <text:list-item>
          <text:p text:style-name="P25">Un système de création <text:span text:style-name="T8">d’</text:span>équipements (armure, arme, potion) ;</text:p>
        </text:list-item>
        <text:list-item>
          <text:p text:style-name="P25">Ajout <text:span text:style-name="T8">d’</text:span>affinités au sein des dégâts et des résistances (terre, feu, vent, eau) ;</text:p>
        </text:list-item>
        <text:list-item>
          <text:p text:style-name="P25">Ajout <text:span text:style-name="T8">d’</text:span>un didacticiel ;</text:p>
        </text:list-item>
        <text:list-item>
          <text:p text:style-name="P25">Mode multijoueur.</text:p>
        </text:list-item>
      </text:list>
      <text:h text:style-name="P31" text:outline-level="1">Conclusion</text:h>
      <text:p text:style-name="Text_20_body">Le domaine du jeu vidéo est pour beaucoup de monde un moyen de <text:span text:style-name="T8">s’</text:span>évader, <text:span text:style-name="T8">d’</text:span>être le propre héro de son histoire. <text:span text:style-name="T8">P</text:span>our des étudiants en informatique tels que nous, réaliser un jeu comme nous le souhaitons en y ajoutant les particularités que nous voulons est <text:span text:style-name="T8">l’</text:span>occasion de créer notre propre monde. <text:span text:style-name="T12">L'occasion</text:span> de marcher dans les pas et les pensées de ceux qui <text:span text:style-name="T8">y </text:span>sont passés avant nous. Ce projet est finalement une opportunité pour nous améliorer tout en <text:span text:style-name="T8">s’</text:span>amusant dans un domaine que <text:span text:style-name="T8">l’</text:span>on apprécie<text:span text:style-name="T8">nt</text:span> tout particulièrement.</text:p>
      <text:illustration-index text:style-name="Sect1" text:name="Index des illustrations1">
        <text:illustration-index-source text:caption-sequence-name="Illustration"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35">Table des illustrations</text:p>
          </text:index-title>
          <text:p text:style-name="P16">Illustration 1<text:span text:style-name="T9"> :</text:span> Croquis menu principal<text:tab/>8</text:p>
          <text:p text:style-name="P16">Illustration 2<text:span text:style-name="T9"> :</text:span> Croquis <text:span text:style-name="T9">d’une </text:span>nouvelle partie<text:tab/>9</text:p>
          <text:p text:style-name="P16">Illustration 3<text:span text:style-name="T9"> :</text:span> Croquis charger partie<text:tab/>10</text:p>
          <text:p text:style-name="P16">Illustration 4<text:span text:style-name="T9"> :</text:span> Croquis crédits<text:tab/>11</text:p>
          <text:p text:style-name="P16">Illustration 5<text:span text:style-name="T9"> :</text:span> Croquis création de personnage<text:tab/>12</text:p>
          <text:p text:style-name="P16">Illustration 6<text:span text:style-name="T9"> :</text:span> Croquis <text:span text:style-name="T9">d’une </text:span>vue en jeu<text:tab/>13</text:p>
          <text:p text:style-name="P16">Illustration 7<text:span text:style-name="T9"> :</text:span> Croquis menu en jeu<text:tab/>14</text:p>
          <text:p text:style-name="P16">Illustration 8<text:span text:style-name="T9"> :</text:span> Croquis fiche personnage<text:tab/>15</text:p>
          <text:p text:style-name="P16">Illustration 9<text:span text:style-name="T9"> :</text:span> Croquis inventaire<text:tab/>16</text:p>
          <text:p text:style-name="P16">Illustration 10<text:span text:style-name="T9"> :</text:span> Croquis option<text:tab/>17</text:p>
          <text:p text:style-name="P16">Illustration 11<text:span text:style-name="T9"> :</text:span> Diagramme UML<text:tab/>I</text:p>
          <text:p text:style-name="P16">Illustration 12<text:span text:style-name="T9"> :</text:span> MCD<text:tab/>II</text:p>
          <text:p text:style-name="P16">Illustration 13<text:span text:style-name="T9"> :</text:span> Diagramme de Gantt<text:tab/>III</text:p>
        </text:index-body>
      </text:illustration-index>
      <text:p text:style-name="P6"/>
      <text:user-index text:style-name="Sect1" text:name="Index personnalisé1">
        <text:user-index-source text:use-index-marks="true" text:copy-outline-levels="true" text:use-index-source-styles="true" text:index-name="User-Defined">
          <text:index-title-template text:style-name="User_20_Index_20_Heading">Sommair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itre_20_annexe"/>
          </text:index-source-styles>
        </text:user-index-source>
        <text:index-body>
          <text:index-title text:style-name="Sect1" text:name="Index personnalisé1_Head">
            <text:p text:style-name="P36">Sommaire des annexes</text:p>
          </text:index-title>
          <text:p text:style-name="P19">ANNEXE I<text:tab/>I</text:p>
          <text:p text:style-name="P19">ANNEXE II<text:tab/>II</text:p>
          <text:p text:style-name="P19">ANNEXE III<text:tab/>III</text:p>
        </text:index-body>
      </text:user-index>
      <text:p text:style-name="P6"/>
      <text:p text:style-name="P37">ANNEXE I</text:p>
      <text:p text:style-name="P38">ANNEXE I<text:span text:style-name="T5">I</text:span></text:p>
      <text:p text:style-name="P38">ANNEXE I<text:span text:style-name="T5">I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text-properties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4.001cm" fo:margin-bottom="1cm" loext:contextual-spacing="false" fo:text-align="center" style:justify-single-word="false" style:page-number="auto" fo:keep-with-next="always"/>
      <style:text-properties style:font-name="Arial" fo:font-family="Arial" style:font-family-generic="swiss" style:font-pitch="variable" fo:font-size="32pt" fo:font-weight="bold"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99cm" loext:contextual-spacing="false" fo:line-height="150%" fo:text-align="justify" style:justify-single-word="false" fo:text-indent="1.499cm" style:auto-text-indent="false">
        <style:tab-stops/>
      </style:paragraph-properties>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3cm" loext:contextual-spacing="false" fo:text-align="start" style:justify-single-word="false" fo:text-indent="0cm" style:auto-text-indent="false" style:page-number="auto"/>
      <style:text-propertie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6cm" fo:margin-right="0.3cm" fo:margin-top="0.4cm" fo:margin-bottom="0.199cm" loext:contextual-spacing="false" fo:text-align="start" style:justify-single-word="false" fo:text-indent="0cm" style:auto-text-indent="false" style:page-number="auto"/>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99cm" fo:margin-right="0cm" fo:margin-top="0.3cm" fo:margin-bottom="0.199cm" loext:contextual-spacing="false" fo:text-align="start" style:justify-single-word="false" fo:text-indent="0cm" style:auto-text-indent="false"/>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paragraph-properties fo:margin-left="1.799cm" fo:margin-right="0cm" fo:margin-top="0.199cm" fo:margin-bottom="0.199cm" loext:contextual-spacing="false" fo:text-align="start" style:justify-single-word="false" fo:text-indent="0cm" style:auto-text-indent="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199cm" fo:margin-bottom="0.101cm" loext:contextual-spacing="false" fo:text-indent="0cm" style:auto-text-indent="false"/>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note" style:family="paragraph" style:parent-style-name="Standard" style:class="extra" style:master-page-name="">
      <style:paragraph-properties fo:margin-left="0.499cm" fo:margin-right="0cm" fo:margin-top="0cm" fo:margin-bottom="0.199cm" loext:contextual-spacing="false" fo:text-align="justify" style:justify-single-word="false" fo:text-indent="-0.499cm" style:auto-text-indent="false" style:page-number="auto"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as_20_page_20_en-tête" style:display-name="Bas page en-tête" style:family="paragraph" style:parent-style-name="Marginalia"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fo:background-color="#ffffff"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Illustration" style:family="paragraph" style:parent-style-name="Caption" style:class="extra">
      <style:paragraph-properties fo:text-align="center" style:justify-single-word="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fo:background-color="#ffffff">
        <style:tab-stops>
          <style:tab-stop style:position="16.999cm" style:type="right" style:leader-style="dotted" style:leader-text="."/>
        </style:tab-stops>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22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 style:family="paragraph" style:parent-style-name="Caption" style:class="extra"/>
    <style:style style:name="Text" style:family="paragraph" style:parent-style-name="Caption" style:class="extra"/>
    <style:style style:name="Titre_20_annexe" style:display-name="Titre annexe" style:family="paragraph" style:parent-style-name="Heading_20_1" style:default-outline-level="" style:list-style-name="" style:class="text" style:master-page-name="">
      <style:paragraph-properties fo:text-align="center" style:justify-single-word="false" style:page-number="auto"/>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9pt" fo:language="fr" fo:country="FR" style:font-size-asian="9pt" style:font-size-complex="9pt"/>
    </style:style>
    <style:style style:name="MP2" style:family="paragraph" style:parent-style-name="Header">
      <style:paragraph-properties fo:text-align="center" style:justify-single-word="false"/>
      <style:text-properties style:font-name="Arial" fo:font-size="12pt" fo:language="fr" fo:country="FR" fo:font-weight="bold" style:font-size-asian="12pt" style:font-weight-asian="bold" style:font-size-complex="12pt" style:font-weight-complex="bold"/>
    </style:style>
    <style:style style:name="MP3" style:family="paragraph" style:parent-style-name="Footer">
      <style:paragraph-properties fo:text-align="justify" style:justify-single-word="false"/>
      <style:text-properties style:font-name="Arial" fo:font-size="16pt" fo:language="fr" fo:country="FR" fo:font-weight="bold" style:font-size-asian="16pt" style:font-weight-asian="bold" style:font-size-complex="16pt" style:font-weight-complex="bold"/>
    </style:style>
    <style:style style:name="MP4" style:family="paragraph" style:parent-style-name="Footer">
      <style:paragraph-properties fo:text-align="end" style:justify-single-word="false"/>
    </style:style>
    <style:style style:name="MP5" style:family="paragraph" style:parent-style-name="Footer">
      <style:paragraph-properties fo:text-align="end" style:justify-single-word="false"/>
      <style:text-properties fo:language="fr" fo:country="FR"/>
    </style:style>
    <style:page-layout style:name="Mpm1">
      <style:page-layout-properties fo:page-width="21.001cm" fo:page-height="29.7cm" style:num-format="1" style:print-orientation="portrait" fo:margin-top="1.561cm" fo:margin-bottom="1.997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9.7cm" fo:page-height="21.001cm" style:num-format="I"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I"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1</text:page-number> </text:p>
      </style:footer>
    </style:master-page>
    <style:master-page style:name="Footnote" style:page-layout-name="Mpm2"/>
    <style:master-page style:name="Endnote" style:page-layout-name="Mpm2"/>
    <style:master-page style:name="First_20_Page" style:display-name="First Page" style:page-layout-name="Mpm3" style:next-style-name="Standard">
      <style:header>
        <text:p text:style-name="MP2">Bastien CHANEZ, Léo PETIT, Raphaël RAGOOMUNDUN, Melvin SCHLIER, Florian VAISSIERE .</text:p>
      </style:header>
      <style:footer>
        <text:p text:style-name="MP3">Année : 2016-2017</text:p>
      </style:footer>
    </style:master-page>
    <style:master-page style:name="Page_20_vide" style:display-name="Page vide" style:page-layout-name="Mpm4" style:next-style-name="Standard"/>
    <style:master-page style:name="Sommaire" style:page-layout-name="Mpm4" style:next-style-name="Standard"/>
    <style:master-page style:name="Annexe" style:page-layout-name="Mpm5" style:next-style-name="Index">
      <style:footer>
        <text:p text:style-name="MP4"><text:page-number style:num-format="I" text:select-page="current"/></text:p>
      </style:footer>
    </style:master-page>
    <style:master-page style:name="Landscape" style:page-layout-name="Mpm6" style:next-style-name="Index">
      <style:footer>
        <text:p text:style-name="MP5"><text:page-number text:select-page="current">III</text:page-number></text:p>
      </style:footer>
    </style:master-page>
    <style:master-page style:name="Index" style:page-layout-name="Mpm7">
      <style:footer>
        <text:p text:style-name="MP5"><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1:15:26.37</meta:creation-date>
    <meta:editing-duration>PT8H26M41S</meta:editing-duration>
    <meta:editing-cycles>87</meta:editing-cycles>
    <meta:generator>LibreOffice/4.3.3.2$Linux_X86_64 LibreOffice_project/430m0$Build-2</meta:generator>
    <dc:title>Rapport</dc:title>
    <meta:initial-creator>Bastien CHANEZ</meta:initial-creator>
    <dc:date>2016-11-17T11:36:58.936276818</dc:date>
    <meta:document-statistic meta:table-count="0" meta:image-count="0" meta:object-count="0" meta:page-count="27" meta:paragraph-count="160" meta:word-count="1706" meta:character-count="10183" meta:non-whitespace-character-count="8655"/>
    <meta:user-defined meta:name="Info 1"/>
    <meta:user-defined meta:name="Info 2"/>
    <meta:user-defined meta:name="Info 3"/>
    <meta:user-defined meta:name="Info 4"/>
    <meta:template xlink:type="simple" xlink:actuate="onRequest" xlink:title="Rapport" xlink:href="../../../AppData/Roaming/OpenOffice/4/user/template/Rapport1.ott" meta:date="2016-09-29T11:15:22.690000000"/>
  </office:meta>
</office:document-meta>
</file>